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6.989cm" fo:min-width="7.37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266cm" fo:min-width="2.01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margin-top="0cm" fo:margin-bottom="0.051cm"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74cm" svg:height="7.239cm" svg:x="2.397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3.556cm" svg:x="4.556cm" svg:y="1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56cm" svg:height="3.556cm" svg:x="3.438cm" svg:y="4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56cm" svg:height="3.556cm" svg:x="5.674cm" svg:y="4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91cm" svg:height="0.954cm" svg:x="4.275cm" svg:y="6.542cm">
          <draw:text-box>
            <text:p><text:span text:style-name="T1">P</text:span></text:p>
          </draw:text-box>
        </draw:frame>
        <draw:frame draw:style-name="gr3" draw:text-style-name="P3" draw:layer="layout" svg:width="0.959cm" svg:height="0.954cm" svg:x="7.576cm" svg:y="6.542cm">
          <draw:text-box>
            <text:p><text:span text:style-name="T1">Q</text:span></text:p>
          </draw:text-box>
        </draw:frame>
        <draw:frame draw:style-name="gr3" draw:text-style-name="P3" draw:layer="layout" svg:width="0.891cm" svg:height="0.954cm" svg:x="6.476cm" svg:y="2.042cm">
          <draw:text-box>
            <text:p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6T23:12:41.275911845</meta:creation-date>
    <dc:date>2020-02-16T23:59:14.225608541</dc:date>
    <meta:editing-duration>PT26M58S</meta:editing-duration>
    <meta:editing-cycles>1</meta:editing-cycles>
    <meta:document-statistic meta:object-count="7"/>
    <meta:generator>LibreOffice/6.0.7.3$Linux_X86_64 LibreOffice_project/00m0$Build-3</meta:generator>
  </office:meta>
</office:document-meta>
</file>